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800000262777976FA2995C772.png" manifest:media-type="image/png"/>
  <manifest:file-entry manifest:full-path="Pictures/10000001000004FA000002F28B7EEF27DC2A44F5.png" manifest:media-type="image/png"/>
  <manifest:file-entry manifest:full-path="Pictures/10000001000004FA000002C7BC7D49ABC2E4CC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99cm, 2.333cm, 2.861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302cm, 4.196cm, 1.432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146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0.638cm" svg:height="24.765cm" svg:x="2.651cm" svg:y="2.488cm">
          <draw:image xlink:href="Pictures/10000001000004FA000002C7BC7D49ABC2E4CC6A.png" xlink:type="simple" xlink:show="embed" xlink:actuate="onLoad" draw:mime-type="image/png">
            <text:p/>
          </draw:image>
        </draw:frame>
        <draw:frame draw:style-name="gr2" draw:text-style-name="P1" draw:layer="layout" svg:width="40.71cm" svg:height="24.764cm" svg:x="2.549cm" svg:y="27.036cm">
          <draw:image xlink:href="Pictures/10000001000004FA000002F28B7EEF27DC2A44F5.png" xlink:type="simple" xlink:show="embed" xlink:actuate="onLoad" draw:mime-type="image/png">
            <text:p/>
          </draw:image>
        </draw:frame>
        <draw:frame draw:style-name="gr3" draw:text-style-name="P1" draw:layer="layout" svg:width="40.578cm" svg:height="24.712cm" svg:x="43.289cm" svg:y="2.458cm">
          <draw:image xlink:href="Pictures/10000001000004F800000262777976FA2995C77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6.36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3T16:40:44.358368454</meta:creation-date>
    <dc:date>2025-01-09T13:03:13.786572794</dc:date>
    <meta:editing-duration>PT9M37S</meta:editing-duration>
    <meta:editing-cycles>2</meta:editing-cycles>
    <meta:generator>LibreOffice/7.3.7.2$Linux_X86_64 LibreOffice_project/30$Build-2</meta:generator>
    <meta:document-statistic meta:object-count="3"/>
  </office:meta>
</office:document-meta>
</file>